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15cm" fo:min-width="0.9cm"/>
      <style:paragraph-properties style:writing-mode="lr-tb"/>
    </style:style>
    <style:style style:name="gr2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1.122cm" fo:min-width="0.872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28cm" svg:stroke-color="#808080" draw:marker-start-width="0.242cm" draw:marker-end-width="0.242cm" draw:fill-color="#b2b2b2" draw:textarea-horizontal-align="justify" draw:textarea-vertical-align="middle" draw:auto-grow-height="false" fo:min-height="1.122cm" fo:min-width="0.872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solid" draw:stroke-dash="Dot" svg:stroke-width="0.081cm" svg:stroke-color="#81d41a" draw:marker-start-width="0.321cm" draw:marker-end-width="0.321cm" draw:opacity="0%" draw:textarea-horizontal-align="justify" draw:textarea-vertical-align="middle" draw:auto-grow-height="false" fo:min-height="5.316cm" fo:min-width="5.1cm" fo:padding-top="0.165cm" fo:padding-bottom="0.165cm" fo:padding-left="0.29cm" fo:padding-right="0.29cm"/>
    </style:style>
    <style:style style:name="gr5" style:family="graphic" style:parent-style-name="standard">
      <style:graphic-properties draw:fill-color="#ff8000" draw:opacity="100%" draw:textarea-horizontal-align="justify" draw:textarea-vertical-align="middle" draw:auto-grow-height="false" fo:min-height="1.15cm" fo:min-width="0.9cm"/>
      <style:paragraph-properties style:writing-mode="lr-tb"/>
    </style:style>
    <style:style style:name="gr6" style:family="graphic" style:parent-style-name="standard">
      <style:graphic-properties draw:stroke="solid" draw:stroke-dash="Dot" svg:stroke-width="0.081cm" svg:stroke-color="#81d41a" draw:marker-start-width="0.321cm" draw:marker-end-width="0.321cm" draw:opacity="0%" draw:textarea-horizontal-align="justify" draw:textarea-vertical-align="middle" draw:auto-grow-height="false" fo:min-height="5.27cm" fo:min-width="5.02cm" fo:padding-top="0.165cm" fo:padding-bottom="0.165cm" fo:padding-left="0.29cm" fo:padding-right="0.29cm"/>
    </style:style>
    <style:style style:name="gr7" style:family="graphic" style:parent-style-name="standard">
      <style:graphic-properties draw:stroke="solid" draw:stroke-dash="Dot" svg:stroke-width="0.081cm" svg:stroke-color="#ff8000" draw:marker-start-width="0.321cm" draw:marker-end-width="0.321cm" draw:opacity="0%" draw:textarea-horizontal-align="justify" draw:textarea-vertical-align="middle" draw:auto-grow-height="false" fo:min-height="1.07cm" fo:min-width="0.82cm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Long_20_Dash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" style:family="paragraph">
      <loext:graphic-properties draw:fill-color="#b2b2b2"/>
      <style:paragraph-properties fo:text-align="center" style:writing-mode="lr-tb"/>
      <style:text-properties fo:font-size="18pt" style:font-size-asian="18pt" style:font-size-complex="18pt"/>
    </style:style>
    <style:style style:name="P4" style:family="paragraph">
      <loext:graphic-properties draw:fill-color="#b2b2b2"/>
      <style:paragraph-properties fo:text-align="center" style:writing-mode="lr-tb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ff8000" draw:opacity="100%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-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4cm" svg:height="1.4cm" svg:x="1.6cm" svg:y="0.3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3cm" svg:y="0.3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4.4cm" svg:y="0.3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5.8cm" svg:y="0.3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7.2cm" svg:y="0.3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7.2cm" svg:y="1.7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7.2cm" svg:y="3.1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7.2cm" svg:y="4.5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7.2cm" svg:y="0.3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7.2cm" svg:y="1.7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7.2cm" svg:y="5.9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7.2cm" svg:y="7.3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0.2cm" svg:y="7.3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1.6cm" svg:y="7.3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3cm" svg:y="7.3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4.4cm" svg:y="7.3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5.8cm" svg:y="7.3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5.8cm" svg:y="7.3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0.2cm" svg:y="1.7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0.2cm" svg:y="3.1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0.2cm" svg:y="4.5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0.2cm" svg:y="0.3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0.2cm" svg:y="1.7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4cm" svg:height="1.4cm" svg:x="0.2cm" svg:y="5.9cm">
            <text:p text:style-name="P1">0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cm" svg:height="1.4cm" svg:x="1.6cm" svg:y="1.7cm">
            <text:p text:style-name="P1">x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cm" svg:height="1.4cm" svg:x="3cm" svg:y="1.7cm">
            <text:p text:style-name="P1">x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cm" svg:height="1.4cm" svg:x="4.4cm" svg:y="1.7cm">
            <text:p text:style-name="P1">x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cm" svg:height="1.4cm" svg:x="5.8cm" svg:y="1.7cm">
            <text:p text:style-name="P1">x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cm" svg:height="1.4cm" svg:x="1.6cm" svg:y="3.1cm">
            <text:p text:style-name="P1">x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cm" svg:height="1.4cm" svg:x="3cm" svg:y="3.1cm">
            <text:p text:style-name="P1">x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cm" svg:height="1.4cm" svg:x="4.4cm" svg:y="3.1cm">
            <text:p text:style-name="P1">x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cm" svg:height="1.4cm" svg:x="5.8cm" svg:y="3.1cm">
            <text:p text:style-name="P1">x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cm" svg:height="1.4cm" svg:x="1.6cm" svg:y="4.5cm">
            <text:p text:style-name="P1">x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cm" svg:height="1.4cm" svg:x="3cm" svg:y="4.5cm">
            <text:p text:style-name="P1">x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cm" svg:height="1.4cm" svg:x="4.4cm" svg:y="4.5cm">
            <text:p text:style-name="P1">x<text:span text:style-name="T1">1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cm" svg:height="1.4cm" svg:x="5.8cm" svg:y="4.5cm">
            <text:p text:style-name="P1">x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cm" svg:height="1.4cm" svg:x="1.6cm" svg:y="5.9cm">
            <text:p text:style-name="P1">x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cm" svg:height="1.4cm" svg:x="3cm" svg:y="5.9cm">
            <text:p text:style-name="P1">x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cm" svg:height="1.4cm" svg:x="4.4cm" svg:y="5.9cm">
            <text:p text:style-name="P1">x<text:span text:style-name="T1">1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4cm" svg:height="1.4cm" svg:x="5.8cm" svg:y="5.9cm">
            <text:p text:style-name="P1">x<text:span text:style-name="T1">16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4cm" svg:height="1.4cm" svg:x="11.9cm" svg:y="1.7cm">
          <text:p text:style-name="P2"><text:span text:style-name="T2">z</text:span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cm" svg:x="13.3cm" svg:y="1.7cm">
          <text:p text:style-name="P1">z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cm" svg:x="14.7cm" svg:y="1.7cm">
          <text:p text:style-name="P1">z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cm" svg:x="16.1cm" svg:y="1.7cm">
          <text:p text:style-name="P1">z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cm" svg:x="11.9cm" svg:y="3.1cm">
          <text:p text:style-name="P1">z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cm" svg:x="13.3cm" svg:y="3.1cm">
          <text:p text:style-name="P1">z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cm" svg:x="14.7cm" svg:y="3.1cm">
          <text:p text:style-name="P1">z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cm" svg:x="16.1cm" svg:y="3.1cm">
          <text:p text:style-name="P1">z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cm" svg:x="11.9cm" svg:y="4.5cm">
          <text:p text:style-name="P1">z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cm" svg:x="13.3cm" svg:y="4.5cm">
          <text:p text:style-name="P1">z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cm" svg:x="14.7cm" svg:y="4.5cm">
          <text:p text:style-name="P1">z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cm" svg:x="16.1cm" svg:y="4.5cm">
          <text:p text:style-name="P1">z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cm" svg:x="11.9cm" svg:y="5.9cm">
          <text:p text:style-name="P1">z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cm" svg:x="13.3cm" svg:y="5.9cm">
          <text:p text:style-name="P1">z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cm" svg:x="14.7cm" svg:y="5.9cm">
          <text:p text:style-name="P1">z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4cm" svg:height="1.4cm" svg:x="16.1cm" svg:y="5.9cm">
          <text:p text:style-name="P1">z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6cm" svg:height="5.6cm" svg:x="1.631cm" svg:y="1.708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6" draw:layer="layout" svg:width="1.4cm" svg:height="1.4cm" svg:x="0.3cm" svg:y="0.4cm">
            <text:p text:style-name="P1">w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4cm" svg:height="1.4cm" svg:x="1.7cm" svg:y="0.4cm">
            <text:p text:style-name="P1">w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4cm" svg:height="1.4cm" svg:x="3.1cm" svg:y="0.4cm">
            <text:p text:style-name="P1">w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4cm" svg:height="1.4cm" svg:x="0.3cm" svg:y="1.8cm">
            <text:p text:style-name="P1">w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4cm" svg:height="1.4cm" svg:x="1.7cm" svg:y="1.8cm">
            <text:p text:style-name="P1">w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4cm" svg:height="1.4cm" svg:x="3.1cm" svg:y="1.8cm">
            <text:p text:style-name="P1">w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4cm" svg:height="1.4cm" svg:x="0.3cm" svg:y="3.2cm">
            <text:p text:style-name="P1">w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4cm" svg:height="1.4cm" svg:x="1.7cm" svg:y="3.2cm">
            <text:p text:style-name="P1">w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.4cm" svg:height="1.4cm" svg:x="3.1cm" svg:y="3.2cm">
            <text:p text:style-name="P1">w<text:span text:style-name="T1">9</text:span>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5" draw:layer="layout" svg:width="5.6cm" svg:height="5.6cm" svg:x="11.931cm" svg:y="1.7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4cm" svg:height="1.4cm" svg:x="11.931cm" svg:y="1.708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4.401cm" svg:y1="0.298cm" svg:x2="13.335cm" svg:y2="1.651cm">
          <text:p/>
        </draw:line>
        <draw:line draw:style-name="gr8" draw:text-style-name="P7" draw:layer="layout" svg:x1="0.2cm" svg:y1="0.301cm" svg:x2="11.938cm" svg:y2="1.652cm">
          <text:p/>
        </draw:line>
        <draw:line draw:style-name="gr8" draw:text-style-name="P7" draw:layer="layout" svg:x1="4.402cm" svg:y1="4.501cm" svg:x2="11.811cm" svg:y2="3.388cm">
          <text:p/>
        </draw:line>
        <draw:line draw:style-name="gr8" draw:text-style-name="P7" draw:layer="layout" svg:x1="0.201cm" svg:y1="4.503cm" svg:x2="11.939cm" svg:y2="3.1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8:30:38.354582343</meta:creation-date>
    <dc:date>2021-04-25T11:16:04.418568679</dc:date>
    <meta:editing-duration>PT31M41S</meta:editing-duration>
    <meta:editing-cycles>5</meta:editing-cycles>
    <meta:generator>LibreOffice/6.4.6.2$Linux_X86_64 LibreOffice_project/40$Build-2</meta:generator>
    <meta:document-statistic meta:object-count="74"/>
  </office:meta>
</office:document-meta>
</file>